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paragraph-properties fo:margin-left="0.4923in" fo:text-indent="0.4923in">
        <style:tab-stops/>
      </style:paragraph-properties>
    </style:style>
    <style:style style:name="P35" style:parent-style-name="Standard" style:family="paragraph">
      <style:paragraph-properties fo:margin-left="0.9847in">
        <style:tab-stops/>
      </style:paragraph-properties>
    </style:style>
    <style:style style:name="P36" style:parent-style-name="Standard" style:family="paragraph">
      <style:paragraph-properties fo:margin-left="0.4923in" fo:text-indent="0.4923in">
        <style:tab-stops/>
      </style:paragraph-properties>
    </style:style>
    <style:style style:name="P37" style:parent-style-name="Standard" style:family="paragraph">
      <style:paragraph-properties fo:margin-left="0.9847in">
        <style:tab-stops/>
      </style:paragraph-properties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Standard" style:family="paragraph">
      <style:paragraph-properties fo:margin-left="0.4923in" fo:text-indent="0.4923in">
        <style:tab-stops/>
      </style:paragraph-properties>
    </style:style>
    <style:style style:name="P41" style:parent-style-name="Standard" style:family="paragraph">
      <style:paragraph-properties fo:margin-left="0.9847in">
        <style:tab-stops/>
      </style:paragraph-properties>
    </style:style>
    <style:style style:name="P42" style:parent-style-name="Standard" style:family="paragraph">
      <style:paragraph-properties fo:margin-left="0.4923in" fo:text-indent="0.4923in">
        <style:tab-stops/>
      </style:paragraph-properties>
    </style:style>
    <style:style style:name="P43" style:parent-style-name="Standard" style:family="paragraph">
      <style:paragraph-properties fo:margin-left="0.4923in" fo:text-indent="0.4923in">
        <style:tab-stops/>
      </style:paragraph-properties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“Make a bid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All players should know whose turn it is to make the first bid</text:p>
      <text:p text:style-name="Standard"><text:tab/>-The players should clearly see the timer and know how much time is left at all times</text:p>
      <text:p text:style-name="Standard"><text:tab/>-The player should be able to easily make a bid</text:p>
      <text:p text:style-name="P8"/>
      <text:p text:style-name="P9">Preconditions:</text:p>
      <text:p text:style-name="Standard"><text:tab/>-The board should be set up correctly</text:p>
      <text:p text:style-name="Standard"><text:tab/>-A target square has been selected</text:p>
      <text:p text:style-name="Standard"><text:tab/>-All players are aware of which target square has been selected</text:p>
      <text:p text:style-name="Standard"><text:tab/>-The system knows the location of all robot pieces</text:p>
      <text:p text:style-name="P10"/>
      <text:p text:style-name="P11">Success Guarantee:</text:p>
      <text:p text:style-name="Standard"><text:span text:style-name="T12"><text:tab/></text:span>-All players are given the proper opportunity to place a bid</text:p>
      <text:p text:style-name="Standard"><text:tab/>-The timer works correctly and no player is given extra time</text:p>
      <text:p text:style-name="Standard"><text:tab/>-The system properly calculates the distance so player with the correct and most accurate bid is<text:s/>correctly identified.</text:p>
      <text:p text:style-name="P13"/>
      <text:p text:style-name="P14">Main Success Scenario:</text:p>
      <text:list text:style-name="LFO1" text:continue-numbering="true">
        <text:list-item>
          <text:p text:style-name="P15">The system indicates whose turn it is and the target square is selected randomly<text:s/><text:span text:style-name="T16">[Alt 1: The user would like to save the game and exit; Alt 2: The user would like to reset the game; Alt 3: The user decides to<text:s/></text:span><text:span text:style-name="T17">exit the game]</text:span></text:p>
        </text:list-item>
        <text:list-item>
          <text:p text:style-name="P18">The player whose turn it is selects a path they presume is the shortest path by means of up, down, left, and right directions until a target square is reached</text:p>
        </text:list-item>
        <text:list-item>
          <text:p text:style-name="P19">The system records the first players bid and saves the data</text:p>
        </text:list-item>
        <text:list-item>
          <text:p text:style-name="P20">The system starts the<text:s/>timer</text:p>
        </text:list-item>
        <text:list-item>
          <text:p text:style-name="P21">Once the timer has started,<text:s/>the system gives<text:s/>each player<text:s/>that much time to make a bid on the shortest distance to the target square</text:p>
        </text:list-item>
        <text:list-item>
          <text:p text:style-name="P22">Users who would like to make a bid, enter their bid</text:p>
        </text:list-item>
        <text:list-item>
          <text:p text:style-name="P23">The system records each bid and assigns the bid to the appropriate player</text:p>
        </text:list-item>
        <text:list-item>
          <text:p text:style-name="P24">The system calculates the distance for each robot piece<text:s/>to the target square</text:p>
        </text:list-item>
        <text:list-item>
          <text:p text:style-name="P25">The system indicates which user has the most accurate bid and announces the winner of this round</text:p>
        </text:list-item>
        <text:list-item>
          <text:p text:style-name="P26">The system moves the winners’ piece across the board, based on the players bid</text:p>
        </text:list-item>
        <text:list-item>
          <text:p text:style-name="P27">Once the target square is reached, this turn is now complete</text:p>
        </text:list-item>
        <text:list-item>
          <text:p text:style-name="P28">The system returns to step 1.<text:s/><text:span text:style-name="T29">Use case ends.</text:span></text:p>
        </text:list-item>
      </text:list>
      <text:p text:style-name="Standard"/>
      <text:p text:style-name="Standard"><text:span text:style-name="T30">Alternate Flows:</text:span></text:p>
      <text:p text:style-name="Standard"><text:span text:style-name="T31"><text:tab/></text:span><text:span text:style-name="T32">Alt 1:</text:span></text:p>
      <text:p text:style-name="Standard"><text:span text:style-name="T33"><text:tab/></text:span>-Save the game:</text:p>
      <text:p text:style-name="P34">1. The user selects to save the game’s progress and exit the game</text:p>
      <text:p text:style-name="P35">2. The system requests the user confirm their choice and notifies the user that all progress will<text:s/>saved until the user elects to load a saved game</text:p>
      <text:p text:style-name="P36">3. The user elects to save the game</text:p>
      <text:p text:style-name="P37">4. The system automatically saves all progress: location of robot pieces, tally of scores, location of tokens and exits the game.<text:s/><text:span text:style-name="T38">Use case ends</text:span></text:p>
      <text:soft-page-break/>
      <text:p text:style-name="Standard"><text:tab/><text:span text:style-name="T39">Alt 2:</text:span></text:p>
      <text:p text:style-name="Standard"><text:tab/>-Reset the<text:s/>game:</text:p>
      <text:p text:style-name="P40">1. The user selects to reset the game.</text:p>
      <text:p text:style-name="P41">2. The system asks the user to confirm their selection and notifies the user that all progress will be lost if they choose to continue<text:tab/></text:p>
      <text:p text:style-name="P42">3. The user confirms their choice</text:p>
      <text:p text:style-name="P43">4. The system resets the game<text:s/>configuration and all progress is lost.<text:s/><text:span text:style-name="T44">Use case ends</text:span></text:p>
      <text:p text:style-name="Standard"><text:tab/><text:span text:style-name="T45">Alt 3:</text:span></text:p>
      <text:p text:style-name="Standard"><text:tab/>-Exit the game</text:p>
      <text:p text:style-name="Standard"><text:tab/><text:tab/>1. The user selects to exit the game</text:p>
      <text:p text:style-name="Standard"><text:tab/><text:tab/>2. The system asks the user to confirm their choice and notifies the user that all progress will be lost if they choose to continue</text:p>
      <text:p text:style-name="Standard"><text:tab/><text:tab/>3.<text:s/>The user confirms their selection</text:p>
      <text:p text:style-name="Standard"><text:tab/><text:tab/>4. The system ends the game, losing all progress.<text:s/><text:span text:style-name="T46">Use case ends</text:span></text:p>
      <text:p text:style-name="Standard"/>
      <text:p text:style-name="P47">Exceptions:</text:p>
      <text:p text:style-name="Standard"><text:span text:style-name="T48"><text:tab/>-</text:span>If any player enters a bid that is less than the minimum amount of moves, they are automatically disqualified from that round</text:p>
      <text:p text:style-name="Standard"><text:tab/>-If a player’s bid is equal to or greater to the original bid, then it is not checked</text:p>
      <text:p text:style-name="Standard"><text:tab/>-A player has the option to select the option for a hint</text:p>
      <text:p text:style-name="P49"/>
      <text:p text:style-name="P50">Special Requirements:</text:p>
      <text:p text:style-name="Standard"><text:span text:style-name="T51"><text:tab/>-</text:span>If requested, a player is able to use the option of a hint.</text:p>
      <text:p text:style-name="Standard"><text:tab/>-The user should be able to save a game<text:s/>and return to it later to complete it.</text:p>
      <text:p text:style-name="P52"/>
      <text:p text:style-name="P53">Open Issues:</text:p>
      <text:p text:style-name="Standard"><text:tab/>-How long should the timer be to have a fair balance of competitiveness and usability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6T15:19:00Z</meta:creation-date>
    <dc:date>2020-03-10T18:20:00Z</dc:date>
    <meta:print-date>2020-03-05T20:51:00Z</meta:print-date>
    <meta:template xlink:href="Normal" xlink:type="simple"/>
    <meta:editing-cycles>5</meta:editing-cycles>
    <meta:editing-duration>PT900S</meta:editing-duration>
    <meta:document-statistic meta:page-count="2" meta:paragraph-count="6" meta:word-count="518" meta:character-count="3470" meta:row-count="24" meta:non-whitespace-character-count="2958"/>
  </office:meta>
</office:document-meta>
</file>